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2" style:family="graphic" style:parent-style-name="objectwithoutfill">
      <style:graphic-properties svg:stroke-color="#b2b2b2" fo:min-height="0.85cm"/>
    </style:style>
    <style:style style:name="gr3" style:family="graphic" style:parent-style-name="standard">
      <style:graphic-properties draw:stroke="none" svg:stroke-color="#000000" draw:fill="none" draw:fill-color="#ffffff" fo:min-height="0.666cm"/>
    </style:style>
    <style:style style:name="gr4" style:family="graphic" style:parent-style-name="standard">
      <style:graphic-properties draw:stroke="none" draw:fill="none" fo:min-height="0.505cm"/>
    </style:style>
    <style:style style:name="gr5" style:family="graphic" style:parent-style-name="standard">
      <style:graphic-properties draw:stroke="none" draw:fill="none" fo:min-height="0.667cm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cm"/>
    </style:style>
    <style:style style:name="gr8" style:family="graphic" style:parent-style-name="standard">
      <style:graphic-properties draw:stroke="none" draw:fill="none" fo:min-height="0.6cm"/>
    </style:style>
    <style:style style:name="gr9" style:family="graphic" style:parent-style-name="objectwithoutfill">
      <style:graphic-properties draw:stroke="dash" draw:stroke-dash="Dashed_20__28_var_29_" svg:stroke-width="0.053cm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10" style:family="graphic" style:parent-style-name="objectwithoutfill">
      <style:graphic-properties svg:stroke-width="0.053cm" svg:stroke-color="#cccccc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1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000000" fo:min-height="0.7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draw:fill="solid" draw:fill-color="#000000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b2b2b2"/>
    </style:style>
    <style:style style:name="P3" style:family="paragraph">
      <style:text-properties style:font-name="Latin Modern Mono2"/>
    </style:style>
    <style:style style:name="P4" style:family="paragraph">
      <loext:graphic-properties draw:fill="none" draw:fill-color="#ffffff"/>
      <style:text-properties style:font-name="Latin Modern Mono2"/>
    </style:style>
    <style:style style:name="P5" style:family="paragraph">
      <style:text-properties fo:color="#0000ff" style:font-name="Latin Modern Mono2"/>
    </style:style>
    <style:style style:name="P6" style:family="paragraph">
      <loext:graphic-properties draw:fill="none"/>
      <style:text-properties fo:color="#0000ff" style:font-name="Latin Modern Mono2"/>
    </style:style>
    <style:style style:name="P7" style:family="paragraph">
      <loext:graphic-properties draw:fill="none"/>
      <style:text-properties style:font-name="Latin Modern Mono2"/>
    </style:style>
    <style:style style:name="P8" style:family="paragraph">
      <loext:graphic-properties draw:fill="none"/>
      <style:paragraph-properties fo:text-align="center"/>
      <style:text-properties fo:color="#0000ff"/>
    </style:style>
    <style:style style:name="P9" style:family="paragraph">
      <loext:graphic-properties draw:fill="solid" draw:fill-color="#000000"/>
      <style:text-properties style:font-name="Latin Modern Mono2" fo:font-size="10.5pt" style:font-size-asian="13pt" style:font-size-complex="13pt"/>
    </style:style>
    <style:style style:name="T1" style:family="text">
      <style:text-properties style:font-name="Latin Modern Mono2"/>
    </style:style>
    <style:style style:name="T2" style:family="text">
      <style:text-properties style:font-name="Latin Modern Mono2" fo:font-style="italic" style:font-style-asian="italic" style:font-style-complex="italic"/>
    </style:style>
    <style:style style:name="T3" style:family="text">
      <style:text-properties fo:color="#00ff66" style:font-name="Latin Modern Mono2" fo:font-size="9pt" fo:font-weight="bold" style:font-size-asian="11pt" style:font-weight-asian="bold" style:font-size-complex="11pt" style:font-weight-complex="bold"/>
    </style:style>
    <style:style style:name="T4" style:family="text">
      <style:text-properties fo:color="#ffffff" style:font-name="Latin Modern Mono2" fo:font-size="9pt" style:font-size-asian="11pt" style:font-size-complex="11pt"/>
    </style:style>
    <style:style style:name="T5" style:family="text">
      <style:text-properties fo:color="#ff3333" style:font-name="Latin Modern Mono2" fo:font-size="9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1cm" svg:y1="4cm" svg:x2="14.1cm" svg:y2="5.5cm">
          <text:p/>
        </draw:line>
        <draw:line draw:style-name="gr1" draw:text-style-name="P1" draw:layer="layout" svg:x1="3cm" svg:y1="2.3cm" svg:x2="3cm" svg:y2="10.5cm">
          <text:p/>
        </draw:line>
        <draw:frame draw:style-name="gr2" draw:text-style-name="P2" draw:layer="layout" svg:width="3.2cm" svg:height="1.1cm" svg:x="1.5cm" svg:y="1.1cm">
          <draw:text-box>
            <text:p text:style-name="P2">débogueur</text:p>
          </draw:text-box>
        </draw:frame>
        <draw:frame draw:style-name="gr3" draw:text-style-name="P4" draw:layer="layout" svg:width="6.7cm" svg:height="0.916cm" svg:x="3cm" svg:y="2.5cm">
          <draw:text-box>
            <text:p text:style-name="P3"><text:span text:style-name="T1">insert_bre</text:span><text:span text:style-name="T1">akpoint(</text:span><text:span text:style-name="T2">ad</text:span><text:span text:style-name="T2">dr</text:span><text:span text:style-name="T1">)</text:span></text:p>
          </draw:text-box>
        </draw:frame>
        <draw:frame draw:style-name="gr4" draw:text-style-name="P6" draw:layer="layout" svg:width="2.378cm" svg:height="0.916cm" svg:x="15.2cm" svg:y="4.984cm">
          <draw:text-box>
            <text:p text:style-name="P5"><text:span text:style-name="T1">SIGTRAP</text:span></text:p>
          </draw:text-box>
        </draw:frame>
        <draw:frame draw:style-name="gr5" draw:text-style-name="P7" draw:layer="layout" svg:width="6.7cm" svg:height="0.917cm" svg:x="3cm" svg:y="3.183cm">
          <draw:text-box>
            <text:p text:style-name="P3"><text:span text:style-name="T1">p</text:span><text:span text:style-name="T1">t</text:span><text:span text:style-name="T1">r</text:span><text:span text:style-name="T1">a</text:span><text:span text:style-name="T1">c</text:span><text:span text:style-name="T1">e</text:span><text:span text:style-name="T1">(</text:span><text:span text:style-name="T1">P</text:span><text:span text:style-name="T1">T</text:span><text:span text:style-name="T1">R</text:span><text:span text:style-name="T1">A</text:span><text:span text:style-name="T1">C</text:span><text:span text:style-name="T1">E</text:span><text:span text:style-name="T1">_</text:span><text:span text:style-name="T1">C</text:span><text:span text:style-name="T1">O</text:span><text:span text:style-name="T1">N</text:span><text:span text:style-name="T1">T</text:span><text:span text:style-name="T1">)</text:span></text:p>
          </draw:text-box>
        </draw:frame>
        <draw:line draw:style-name="gr6" draw:text-style-name="P1" draw:layer="layout" svg:x1="8.3cm" svg:y1="3.8cm" svg:x2="14cm" svg:y2="4cm">
          <text:p/>
        </draw:line>
        <draw:frame draw:style-name="gr7" draw:text-style-name="P7" draw:layer="layout" svg:width="3.124cm" svg:height="0.95cm" svg:x="2.976cm" svg:y="3.8cm">
          <draw:text-box>
            <text:p text:style-name="P3"><text:span text:style-name="T1">waitpid()</text:span></text:p>
          </draw:text-box>
        </draw:frame>
        <draw:frame draw:style-name="gr8" draw:text-style-name="P7" draw:layer="layout" svg:width="4.424cm" svg:height="0.916cm" svg:x="14.1cm" svg:y="8.8cm">
          <draw:text-box>
            <text:p text:style-name="P3"><text:span text:style-name="T1">exit()</text:span></text:p>
          </draw:text-box>
        </draw:frame>
        <draw:line draw:style-name="gr9" draw:text-style-name="P1" draw:layer="layout" svg:x1="3.7cm" svg:y1="4.5cm" svg:x2="3.7cm" svg:y2="5.7cm">
          <text:p/>
        </draw:line>
        <draw:line draw:style-name="gr6" draw:text-style-name="P1" draw:layer="layout" svg:x1="13.885cm" svg:y1="5.482cm" svg:x2="3.785cm" svg:y2="5.682cm">
          <text:p/>
        </draw:line>
        <draw:frame draw:style-name="gr2" draw:text-style-name="P2" draw:layer="layout" svg:width="3.2cm" svg:height="1.1cm" svg:x="12.5cm" svg:y="1.1cm">
          <draw:text-box>
            <text:p text:style-name="P2">hello</text:p>
          </draw:text-box>
        </draw:frame>
        <draw:line draw:style-name="gr1" draw:text-style-name="P1" draw:layer="layout" svg:x1="14.1cm" svg:y1="8cm" svg:x2="14.1cm" svg:y2="9.3cm">
          <text:p/>
        </draw:line>
        <draw:line draw:style-name="gr10" draw:text-style-name="P1" draw:layer="layout" svg:x1="14.1cm" svg:y1="5.5cm" svg:x2="14.1cm" svg:y2="8cm">
          <text:p/>
        </draw:line>
        <draw:line draw:style-name="gr11" draw:text-style-name="P8" draw:layer="layout" svg:x1="15.3cm" svg:y1="5.5cm" svg:x2="14.3cm" svg:y2="5.5cm">
          <text:p/>
        </draw:line>
        <draw:line draw:style-name="gr10" draw:text-style-name="P1" draw:layer="layout" svg:x1="14.1cm" svg:y1="2.3cm" svg:x2="14.1cm" svg:y2="4cm">
          <text:p/>
        </draw:line>
        <draw:frame draw:style-name="gr12" draw:text-style-name="P9" draw:layer="layout" svg:width="4.1cm" svg:height="1.107cm" svg:x="14.5cm" svg:y="4cm">
          <draw:text-box>
            <text:p text:style-name="P3"><text:span text:style-name="T3">Hello Dev Days </text:span><text:span text:style-name="T3">2018.</text:span></text:p>
            <text:p text:style-name="P3"><text:span text:style-name="T3">Debugging </text:span><text:span text:style-name="T3">is</text:span><text:span text:style-name="T4">&lt;</text:span><text:span text:style-name="T5">int3</text:span><text:span text:style-name="T4">&gt;</text:span></text:p>
          </draw:text-box>
        </draw:frame>
        <draw:frame draw:style-name="gr13" draw:text-style-name="P4" draw:layer="layout" svg:width="6.6cm" svg:height="0.916cm" svg:x="3cm" svg:y="5.9cm">
          <draw:text-box>
            <text:p text:style-name="P3"><text:span text:style-name="T1">remove_breakpoint(</text:span><text:span text:style-name="T2">addr</text:span><text:span text:style-name="T1">)</text:span></text:p>
          </draw:text-box>
        </draw:frame>
        <draw:frame draw:style-name="gr13" draw:text-style-name="P4" draw:layer="layout" svg:width="5.5cm" svg:height="0.916cm" svg:x="3cm" svg:y="6.484cm">
          <draw:text-box>
            <text:p text:style-name="P3"><text:span text:style-name="T1">set_rip(</text:span><text:span text:style-name="T2">addr</text:span><text:span text:style-name="T1">)</text:span></text:p>
          </draw:text-box>
        </draw:frame>
        <draw:frame draw:style-name="gr5" draw:text-style-name="P7" draw:layer="layout" svg:width="6.7cm" svg:height="0.917cm" svg:x="3cm" svg:y="7.146cm">
          <draw:text-box>
            <text:p text:style-name="P3"><text:span text:style-name="T1">ptrac</text:span><text:span text:style-name="T1">e(PTR</text:span><text:span text:style-name="T1">ACE_C</text:span><text:span text:style-name="T1">ONT)</text:span></text:p>
          </draw:text-box>
        </draw:frame>
        <draw:line draw:style-name="gr6" draw:text-style-name="P1" draw:layer="layout" svg:x1="8.3cm" svg:y1="7.763cm" svg:x2="14cm" svg:y2="7.963cm">
          <text:p/>
        </draw:line>
        <draw:frame draw:style-name="gr7" draw:text-style-name="P7" draw:layer="layout" svg:width="3.124cm" svg:height="0.95cm" svg:x="2.976cm" svg:y="7.763cm">
          <draw:text-box>
            <text:p text:style-name="P3"><text:span text:style-name="T1">wait</text:span><text:span text:style-name="T1">pid(</text:span><text:span text:style-name="T1">)</text:span></text:p>
          </draw:text-box>
        </draw:frame>
        <draw:line draw:style-name="gr9" draw:text-style-name="P1" draw:layer="layout" svg:x1="3.7cm" svg:y1="8.463cm" svg:x2="3.7cm" svg:y2="9.663cm">
          <text:p/>
        </draw:line>
        <draw:line draw:style-name="gr6" draw:text-style-name="P1" draw:layer="layout" svg:x1="13.9cm" svg:y1="9.3cm" svg:x2="3.785cm" svg:y2="9.645cm">
          <text:p/>
        </draw:line>
        <draw:frame draw:style-name="gr14" draw:text-style-name="P9" draw:layer="layout" svg:width="4.1cm" svg:height="0.679cm" svg:x="14.5cm" svg:y="8cm">
          <draw:text-box>
            <text:p text:style-name="P3"><text:span text:style-name="T3"><text:s/></text:span><text:span text:style-name="T3">not that hard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2T11:05:23.833631307</dc:date>
    <meta:editing-duration>P2DT15H34M24S</meta:editing-duration>
    <meta:editing-cycles>82</meta:editing-cycles>
    <meta:generator>LibreOffice/5.2.7.2$Linux_X86_64 LibreOffice_project/20m0$Build-2</meta:generator>
    <meta:document-statistic meta:object-count="25"/>
  </office:meta>
</office:document-meta>
</file>